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83f44"/>
    </style:style>
    <style:style style:name="P2" style:family="paragraph" style:parent-style-name="Text_20_body">
      <style:text-properties officeooo:paragraph-rsid="00183f44"/>
    </style:style>
    <style:style style:name="P3" style:family="paragraph" style:parent-style-name="Text_20_body">
      <style:text-properties officeooo:paragraph-rsid="00187e32"/>
    </style:style>
    <style:style style:name="P4" style:family="paragraph">
      <loext:graphic-properties draw:fill="solid" draw:fill-color="#008080" draw:opacity="20%"/>
      <style:text-properties style:font-name="Liberation Serif" fo:font-size="1pt" style:font-name-asian="Liberation Serif1" style:font-name-complex="Liberation Serif1"/>
    </style:style>
    <style:style style:name="T1" style:family="text">
      <style:text-properties officeooo:rsid="000cd9e7"/>
    </style:style>
    <style:style style:name="T2" style:family="text">
      <style:text-properties fo:color="#008080" loext:opacity="100%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008080" loext:opacity="100%" fo:font-size="20pt" style:text-underline-style="solid" style:text-underline-width="auto" style:text-underline-color="font-color" officeooo:rsid="000ff4eb" style:font-size-asian="20pt" style:font-size-complex="20pt"/>
    </style:style>
    <style:style style:name="T4" style:family="text">
      <style:text-properties fo:color="#008080" loext:opacity="100%" fo:font-size="14pt" style:font-size-asian="14pt" style:font-size-complex="14pt"/>
    </style:style>
    <style:style style:name="T5" style:family="text">
      <style:text-properties fo:color="#008080" loext:opacity="100%" fo:font-size="14pt" officeooo:rsid="000cd9e7" style:font-size-asian="14pt" style:font-size-complex="14pt"/>
    </style:style>
    <style:style style:name="T6" style:family="text">
      <style:text-properties fo:color="#008080" loext:opacity="100%" fo:font-size="14pt" officeooo:rsid="000d96fe" style:font-size-asian="14pt" style:font-size-complex="14pt"/>
    </style:style>
    <style:style style:name="T7" style:family="text">
      <style:text-properties fo:color="#008080" loext:opacity="100%" fo:font-weight="bold" style:font-weight-asian="bold" style:font-weight-complex="bold"/>
    </style:style>
    <style:style style:name="T8" style:family="text">
      <style:text-properties fo:color="#008080" loext:opacity="100%" fo:font-weight="bold" officeooo:rsid="000cd9e7" style:font-weight-asian="bold" style:font-weight-complex="bold"/>
    </style:style>
    <style:style style:name="T9" style:family="text">
      <style:text-properties fo:color="#008080" loext:opacity="100%" fo:font-weight="bold" officeooo:rsid="000d96fe" style:font-weight-asian="bold" style:font-weight-complex="bold"/>
    </style:style>
    <style:style style:name="T10" style:family="text">
      <style:text-properties fo:color="#008080" loext:opacity="100%" fo:font-weight="bold" officeooo:rsid="000b5475" style:font-weight-asian="bold" style:font-weight-complex="bold"/>
    </style:style>
    <style:style style:name="T11" style:family="text">
      <style:text-properties fo:color="#008080" loext:opacity="100%" fo:font-size="16pt" style:font-size-asian="16pt" style:font-size-complex="16pt"/>
    </style:style>
    <style:style style:name="T12" style:family="text">
      <style:text-properties fo:color="#008080" loext:opacity="100%" fo:font-size="16pt" officeooo:rsid="000d96fe" style:font-size-asian="16pt" style:font-size-complex="16pt"/>
    </style:style>
    <style:style style:name="T13" style:family="text">
      <style:text-properties officeooo:rsid="00187e32"/>
    </style:style>
    <style:style style:name="gr1" style:family="graphic">
      <style:graphic-properties draw:stroke="none" draw:fill="solid" draw:fill-color="#008080" draw:opacity="20%" draw:auto-grow-height="false" draw:auto-grow-width="false" fo:min-height="1.3189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008080" draw:opacity="20%" draw:auto-grow-height="false" draw:auto-grow-width="false" fo:min-height="1.3965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008080" draw:opacity="20%" draw:auto-grow-height="false" draw:auto-grow-width="false" fo:min-height="0.8839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Quality AI </text:span></text:span><text:span text:style-name="Strong_20_Emphasis"><text:span text:style-name="T2">Privacy Policy</text:span></text:span></text:p>
      <text:p text:style-name="P2"><text:span text:style-name="Strong_20_Emphasis"><text:span text:style-name="T4">1. COLLECTION OF INFORMATION</text:span></text:span></text:p>
      <text:p text:style-name="P2"><text:tab/><text:span text:style-name="T7">1.1 </text:span><text:span text:style-name="Strong_20_Emphasis"><text:span text:style-name="T7">Direct Collection</text:span></text:span><text:span text:style-name="T7">: </text:span>We collect information that you provide directly to us, such as through forms, surveys, or email. This information may include your name, email address, phone number, and other personal details.</text:p>
      <text:p text:style-name="P3"><text:span text:style-name="T7"><text:tab/>1.2 </text:span><text:span text:style-name="Strong_20_Emphasis"><text:span text:style-name="T7">Automatic Collection</text:span></text:span><text:span text:style-name="T7">:</text:span> We collect information automatically through your use of the Service, such as:</text:p>
      <text:p text:style-name="P3"><text:tab/><text:tab/><text:span text:style-name="T7">a. </text:span><text:span text:style-name="Strong_20_Emphasis"><text:span text:style-name="T7">Device and Browser Information</text:span></text:span><text:span text:style-name="T7">:</text:span> We collect information about your device and <text:tab/><text:tab/>browser, including your device's model, operating system, screen size, and browser <text:tab/><text:tab/>type. </text:p>
      <text:p text:style-name="P3"><text:tab/><text:tab/><text:span text:style-name="T7">b. </text:span><text:span text:style-name="Strong_20_Emphasis"><text:span text:style-name="T7">Usage Data</text:span></text:span><text:span text:style-name="T7">:</text:span> We collect information about your use of the Service, including your <text:tab/><text:tab/>IP address, access times, pages viewed, and links clicked. </text:p>
      <text:p text:style-name="P3"><text:tab/><text:tab/><text:span text:style-name="T7">c. </text:span><text:span text:style-name="Strong_20_Emphasis"><text:span text:style-name="T7">Location Data</text:span></text:span><text:span text:style-name="T7">:</text:span> We may collect information about your location through your <text:tab/><text:tab/><text:tab/><text:span text:style-name="T13">d</text:span>evice's GPS, Wi-Fi, or Bluetooth signals.</text:p>
      <text:p text:style-name="P2"><text:tab/><text:span text:style-name="T7">1.3 </text:span><text:span text:style-name="Strong_20_Emphasis"><text:span text:style-name="T7">Third-Party Sources</text:span></text:span><text:span text:style-name="T7">:</text:span> We obtain information from third-party sources, such as:</text:p>
      <text:p text:style-name="P2"><text:tab/><text:tab/><text:span text:style-name="T7">a. </text:span><text:span text:style-name="Strong_20_Emphasis"><text:span text:style-name="T7">Analytics Providers</text:span></text:span><text:span text:style-name="T7">:</text:span> We use analytics providers to collect information about your <text:tab/><text:tab/>use of the Service. </text:p>
      <text:p text:style-name="P2"><text:tab/><text:tab/><text:span text:style-name="T7">b. </text:span><text:span text:style-name="Strong_20_Emphasis"><text:span text:style-name="T7">Cookies</text:span></text:span><text:span text:style-name="T7">:</text:span> We use cookies and similar technologies to collect information about <text:tab/><text:tab/>your use of the Service. Our Cookie Policy provides more details on how we use <text:tab/><text:tab/>cookies and how you can manage them.</text:p>
      <text:p text:style-name="P2"><text:span text:style-name="Strong_20_Emphasis"><text:span text:style-name="T5">2. </text:span></text:span><text:span text:style-name="Strong_20_Emphasis"><text:span text:style-name="T4">USE OF INFORMATION</text:span></text:span></text:p>
      <text:p text:style-name="P2"><text:tab/><text:span text:style-name="T7">2.1 </text:span><text:span text:style-name="Strong_20_Emphasis"><text:span text:style-name="T7">Provision of the Service</text:span></text:span><text:span text:style-name="T7">:</text:span> We use your information to provide, maintain, and improve the Service.</text:p>
      <text:p text:style-name="P2"><text:tab/><text:span text:style-name="T7">2.2 </text:span><text:span text:style-name="Strong_20_Emphasis"><text:span text:style-name="T7">Personalization</text:span></text:span><text:span text:style-name="T7">:</text:span> We use your information to personalize your experience with the Service, such as by remembering your preferences and customizing your account.</text:p>
      <text:p text:style-name="P2"><text:tab/><text:span text:style-name="T7">2.3 </text:span><text:span text:style-name="Strong_20_Emphasis"><text:span text:style-name="T7">Communications</text:span></text:span><text:span text:style-name="T7">:</text:span> We use your information to communicate with you about the Service, including to send you updates, security alerts, and support messages.</text:p>
      <text:p text:style-name="P2"><text:tab/><text:span text:style-name="T7">2.4 </text:span><text:span text:style-name="Strong_20_Emphasis"><text:span text:style-name="T7">Marketing</text:span></text:span><text:span text:style-name="T7">:</text:span> We use your information to send you marketing communications, including to promote our products, services, and events. You can opt-out of marketing communications at any time.</text:p>
      <text:p text:style-name="P2"><text:span text:style-name="Strong_20_Emphasis"><text:span text:style-name="T4">3. DISCLOSURE OF INFORMATION</text:span></text:span></text:p>
      <text:p text:style-name="P2"><text:span text:style-name="T1"><text:tab/></text:span><text:span text:style-name="T8">3.</text:span><text:span text:style-name="T9">1</text:span><text:span text:style-name="T8"> </text:span><text:span text:style-name="Strong_20_Emphasis"><text:span text:style-name="T7">Service Providers</text:span></text:span><text:span text:style-name="T7">:</text:span> We share your information with service providers who perform services on our behalf, such as cloud computing providers and email marketing providers.</text:p>
      <text:p text:style-name="P2"><text:tab/><text:span text:style-name="T7">3.2 </text:span><text:span text:style-name="Strong_20_Emphasis"><text:span text:style-name="T7">Business Partners</text:span></text:span><text:span text:style-name="T7">:</text:span> We may share your information with business partners, such as analytics providers, to improve the Service and our marketing efforts.</text:p>
      <text:p text:style-name="P2"><text:soft-page-break/><text:tab/><text:span text:style-name="T7">3.3 </text:span><text:span text:style-name="Strong_20_Emphasis"><text:span text:style-name="T7">Legal Requirements</text:span></text:span><text:span text:style-name="T7">: </text:span>We may share your information in response to legal process, such as court orders or subpoenas, or to establish, exercise, or defend our legal rights.</text:p>
      <text:p text:style-name="P2"><text:span text:style-name="Strong_20_Emphasis"><text:span text:style-name="T6">4. </text:span></text:span><text:span text:style-name="Strong_20_Emphasis"><text:span text:style-name="T4">RETENTION OF INFORMATION</text:span></text:span></text:p>
      <text:p text:style-name="P2"><text:tab/><text:span text:style-name="T7">4.1 </text:span><text:span text:style-name="Strong_20_Emphasis"><text:span text:style-name="T7">Retention Period</text:span></text:span><text:span text:style-name="T7">:</text:span> We retain your information for as long as necessary to fulfill the purposes for which we collected it, plus a reasonable period afterward.</text:p>
      <text:p text:style-name="P2"><text:tab/><text:span text:style-name="T7">4.2 </text:span><text:span text:style-name="Strong_20_Emphasis"><text:span text:style-name="T7">Legal and Regulatory Requirements</text:span></text:span><text:span text:style-name="T7">:</text:span> We may also retain your information as required or permitted by law.</text:p>
      <text:p text:style-name="P2"><text:span text:style-name="Strong_20_Emphasis"><text:span text:style-name="T6">5.</text:span></text:span><text:span text:style-name="Strong_20_Emphasis"><text:span text:style-name="T4">YOUR CHOICES</text:span></text:span></text:p>
      <text:p text:style-name="P2"><text:tab/><text:span text:style-name="T7">5.1 </text:span><text:span text:style-name="Strong_20_Emphasis"><text:span text:style-name="T7">Access and Update Your Information</text:span></text:span><text:span text:style-name="T7">:</text:span> You can access and update your information by contacting us.</text:p>
      <text:p text:style-name="P2"><text:tab/><text:span text:style-name="T7">5.2 </text:span><text:span text:style-name="Strong_20_Emphasis"><text:span text:style-name="T7">Opt-Out of Marketing Communications</text:span></text:span><text:span text:style-name="T7">: </text:span>You can opt-out of marketing communications by following the instructions in the communication or by contacting us.</text:p>
      <text:p text:style-name="P2"><text:tab/><text:span text:style-name="T7">5.3 </text:span><text:span text:style-name="Strong_20_Emphasis"><text:span text:style-name="T7">Manage Cookies</text:span></text:span><text:span text:style-name="T7">: </text:span>You can manage your cookie preferences through your browser or device settings. </text:p>
      <text:p text:style-name="P2"><text:tab/><text:span text:style-name="T7">5.4 </text:span><text:span text:style-name="Strong_20_Emphasis"><text:span text:style-name="T7">Data Portability</text:span></text:span><text:span text:style-name="T7">: </text:span>You have the right to request a copy of your information in a commonly used, machine-readable format. Please contact us to request a copy of your information.</text:p>
      <text:p text:style-name="P2"><text:span text:style-name="Strong_20_Emphasis"><text:span text:style-name="T12">6. </text:span></text:span><text:span text:style-name="Strong_20_Emphasis"><text:span text:style-name="T11">CONTACT US</text:span></text:span></text:p>
      <text:p text:style-name="P2"><text:tab/><text:span text:style-name="T7">6.1 </text:span><text:span text:style-name="Strong_20_Emphasis"><text:span text:style-name="T7">Contact Information</text:span></text:span><text:span text:style-name="T7">: </text:span>If you have any questions or concerns about your privacy, please contact us at <text:span text:style-name="T10">info@qualityai.j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008080" draw:opacity="20%"/>
      <style:text-properties style:font-name="Liberation Serif" fo:font-size="1pt" style:font-name-asian="Liberation Serif1" style:font-name-complex="Liberation Serif1"/>
    </style:style>
    <style:style style:name="Mgr1" style:family="graphic">
      <style:graphic-properties draw:stroke="none" draw:fill="solid" draw:fill-color="#008080" draw:opacity="20%" draw:auto-grow-height="false" draw:auto-grow-width="false" fo:min-height="1.3189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008080" draw:opacity="20%" draw:auto-grow-height="false" draw:auto-grow-width="false" fo:min-height="0.8839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008080" draw:opacity="20%" draw:auto-grow-height="false" draw:auto-grow-width="false" fo:min-height="1.3965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PowerPlusWaterMarkObject" draw:style-name="Mgr1" draw:text-style-name="MP1" svg:width="6.6925in" svg:height="1.3185in" draw:transform="skewX (6.54192838646876E-017) rotate (0.785398163397448) translate (0.514583333333333in 6.86009405074366in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2" draw:name="PowerPlusWaterMarkObject" draw:style-name="Mgr1" draw:text-style-name="MP1" svg:width="6.6925in" svg:height="1.3185in" draw:transform="skewX (6.5419283864687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3" draw:name="PowerPlusWaterMarkObject" draw:style-name="Mgr1" draw:text-style-name="MP1" svg:width="6.6925in" svg:height="1.3185in" draw:transform="skewX (6.5419283864687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4" draw:name="PowerPlusWaterMarkObject" draw:style-name="Mgr1" draw:text-style-name="MP1" svg:width="6.6925in" svg:height="1.3185in" draw:transform="skewX (6.5419283864687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5" draw:name="PowerPlusWaterMarkObject" draw:style-name="Mgr2" draw:text-style-name="MP1" svg:width="4.4878in" svg:height="0.8835in" draw:transform="skewX (7.2765432849983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6" draw:name="PowerPlusWaterMarkObject" draw:style-name="Mgr1" draw:text-style-name="MP1" svg:width="6.6925in" svg:height="1.3185in" draw:transform="skewX (6.5419283864687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7" draw:name="PowerPlusWaterMarkObject" draw:style-name="Mgr3" draw:text-style-name="MP1" svg:width="7.0862in" svg:height="1.3961in" draw:transform="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8" draw:name="PowerPlusWaterMarkObject" draw:style-name="Mgr1" draw:text-style-name="MP1" svg:width="6.6925in" svg:height="1.3185in" draw:transform="skewX (6.5419283864687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9" draw:name="PowerPlusWaterMarkObject" draw:style-name="Mgr1" draw:text-style-name="MP1" svg:width="6.6925in" svg:height="1.3185in" draw:transform="skewX (6.5419283864687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0" draw:name="PowerPlusWaterMarkObject" draw:style-name="Mgr1" draw:text-style-name="MP1" svg:width="6.6925in" svg:height="1.3185in" draw:transform="skewX (6.54192838646876E-017) rotate (0.785398163397448)"><text:p>QUALITY 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7:00:21.134654447</meta:creation-date>
    <dc:date>2025-08-06T17:18:57.977093770</dc:date>
    <meta:editing-duration>PT8M50S</meta:editing-duration>
    <meta:editing-cycles>3</meta:editing-cycles>
    <meta:generator>LibreOffice/24.2.7.2$Linux_X86_64 LibreOffice_project/420$Build-2</meta:generator>
    <meta:print-date>2025-08-06T17:18:51.502079622</meta:print-date>
    <meta:printed-by>PDF files</meta:printed-by>
    <meta:document-statistic meta:table-count="0" meta:image-count="0" meta:object-count="0" meta:page-count="2" meta:paragraph-count="29" meta:word-count="509" meta:character-count="3366" meta:non-whitespace-character-count="2840"/>
  </office:meta>
</office:document-meta>
</file>